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left="0cm" fo:margin-right="0cm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background-color="#c5e1a5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background-color="#ffcdd2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04656e" fo:background-color="#ffcdd2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fo:background-color="#ffcdd2"/>
    </style:style>
    <style:style style:name="T1" style:family="text">
      <style:text-properties officeooo:rsid="0004656e"/>
    </style:style>
    <style:style style:name="T2" style:family="text">
      <style:text-properties fo:background-color="#ffcdd2" loext:char-shading-value="0"/>
    </style:style>
    <style:style style:name="T3" style:family="text">
      <style:text-properties fo:background-color="#ffcdd2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<text:bookmark text:name="yui_3_18_1_1_1738832642530_364"/>La TABLA o tablas tendrán formato en : Bordes, Color fondo, Color borde, Color texto</text:p>
        </text:list-item>
        <text:list-item>
          <text:p text:style-name="P2">Se aplicarán diferentes formatos a los TEXTO con clases e identificadores. Se pondrán diferentes alineaciones del texto.</text:p>
        </text:list-item>
        <text:list-item>
          <text:p text:style-name="P3"><text:bookmark text:name="yui_3_18_1_1_1738832642530_367"/>Se pondrá decoración en los ENLACES. <text:span text:style-name="T1">(7.2)</text:span></text:p>
        </text:list-item>
        <text:list-item>
          <text:p text:style-name="P3"><text:bookmark text:name="yui_3_18_1_1_1738832642530_365"/>Se pondrá decoración en las LISTAS. <text:span text:style-name="T1">9.2</text:span></text:p>
        </text:list-item>
        <text:list-item>
          <text:p text:style-name="P4"><text:bookmark text:name="yui_3_18_1_1_1738832642530_366"/>En el FORMULARIO, se añadirá formato a cada una de sus partes (bordes, texto,fondo). <text:span text:style-name="T1">11.2</text:span></text:p>
        </text:list-item>
        <text:list-item>
          <text:p text:style-name="P3"><text:bookmark text:name="yui_3_18_1_1_1738832642530_368"/> Recuerda dar formato a las ETIQUETAS SEMÁNTICAS para el diseño de la página. Podemos modificar la distribución de la página HTML, si no lo teníamos. (DISEÑO LAYOUT). <text:span text:style-name="T1">12</text:span></text:p>
        </text:list-item>
        <text:list-item>
          <text:p text:style-name="P5">Añadir un MENU con estilos <text:span text:style-name="T5">(ver los ejemplos proporcionados en clase).</text:span> Utiliza una barra de navegación HORIZONTAL para uno de los diseños y una barra de navegación VERTICAL para el otro diseño.</text:p>
        </text:list-item>
        <text:list-item>
          <text:p text:style-name="P1"><text:bookmark text:name="yui_3_18_1_1_1738832642530_370"/><text:bookmark text:name="yui_3_18_1_1_1738832642530_369"/>Por último, cualquier aportación que haga la página más fácil y atractiva para su uso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0:05:31.934167748</meta:creation-date>
    <dc:date>2025-02-06T10:12:37.532599701</dc:date>
    <meta:editing-duration>PT7M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144" meta:character-count="830" meta:non-whitespace-character-count="701"/>
  </office:meta>
</office:document-meta>
</file>